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etRegister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et register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etRegisters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126.43pt" svg:height="55.73pt" svg:x="286.44pt" svg:y="40.65pt" draw:control="control1"/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_area_0</text:p>
          </table:table-cell>
          <table:table-cell office:value-type="string" calcext:value-type="string">
            <text:p>0xffffff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user_area_1</text:p>
          </table:table-cell>
          <table:table-cell office:value-type="string" calcext:value-type="string">
            <text:p>0xffffff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user_area_2</text:p>
          </table:table-cell>
          <table:table-cell office:value-type="string" calcext:value-type="string">
            <text:p>0xffffff3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ser_area_3</text:p>
          </table:table-cell>
          <table:table-cell office:value-type="string" calcext:value-type="string">
            <text:p>0xffffff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111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1">00/00/0000</text:date>, <text:time style:data-style-name="N2" text:time-value="13:34:59.659349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09:33:15.211705456</meta:creation-date>
    <dc:date>2022-04-11T13:43:49.934455687</dc:date>
    <meta:editing-duration>PT1H26M8S</meta:editing-duration>
    <meta:editing-cycles>54</meta:editing-cycles>
    <meta:generator>LibreOffice/5.3.6.1$Linux_X86_64 LibreOffice_project/30$Build-1</meta:generator>
    <meta:document-statistic meta:table-count="1" meta:cell-count="16" meta:object-count="1"/>
  </office:meta>
</office:document-meta>
</file>

<file path=Basic/Standard/SetRegisters.xml><?xml version="1.0" encoding="utf-8"?>
<!DOCTYPE module  PUBLIC '-//OpenOffice.org//DTD OfficeDocument 1.0//EN'  'module.dtd'>
<script:module xmlns:script="http://openoffice.org/2000/script" script:name="SetRegisters" script:language="StarBasic" script:moduleType="normal">REM  *****  BASIC  *****

Sub Main
    REM save this file
    thisComponent.store()
    
    REM shell() function
    REM running /bin/sleep 1
    REM Argument: 1: command path
    REM Argument: 2: Window Style
    REM Argument: 3: command parameters as string
    REM Argument: 4: bSync.  If true, wait until the shell process completes
    REM https://help.libreoffice.org/4.4/Basic/Shell_Function_Runtime/ja
    REM shell("/bin/sleep", , "2", True)
    REM msgbox "Hello world"
    
    shell("/home/daq/NSdaq/control/calc/set-registers-calc", , , True)
    REM shell("/home/daq/test.sh", , , True)
    ThisComponent.getCurrentController.getFrame.createStatusIndicator.start("set registers: done", 20)
    ThisComponent.getCurrentController.getFrame.createStatusIndicator.end()
    wait 1000
    ThisComponent.getCurrentController.getFrame.createStatusIndicator.start("", 20)
    REM msgbox "set registers: done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tRegist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